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0" style:family="table-cell" style:parent-style-name="Default">
      <style:table-cell-properties fo:background-color="#98fb98"/>
      <style:text-properties fo:color="#000000" fo:font-weight="normal" style:font-weight-asian="normal" style:font-weight-complex="normal"/>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William P. Anderson</text:p>
          </table:table-cell>
          <table:covered-table-cell table:number-columns-repeated="5" table:style-name="ce28"/>
          <table:table-cell table:style-name="ce28" table:content-validation-name="val10" office:value-type="string" calcext:value-type="string">
            <text:p>WPA</text:p>
          </table:table-cell>
          <table:table-cell table:style-name="ce26" table:content-validation-name="val12" office:value-type="float" office:value="1001639071" calcext:value-type="float">
            <text:p>1001639071</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3" calcext:value-type="float">
            <text:p>13</text:p>
          </table:table-cell>
          <table:table-cell table:style-name="ce16" table:formula="of:=COUNTIF([.G$24:.G$102];&quot;Finished in Sprint 1&quot;)" office:value-type="float" office:value="4" calcext:value-type="float">
            <text:p>4</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2" calcext:value-type="float">
            <text:p>2</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0" calcext:value-type="float">
            <text:p>10</text:p>
          </table:table-cell>
          <table:table-cell table:style-name="ce16" table:formula="of:=COUNTIF([.G$24:.G$102];&quot;Finished in Sprint 3&quot;)" office:value-type="float" office:value="1" calcext:value-type="float">
            <text:p>1</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0" calcext:value-type="float">
            <text:p>10</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0" calcext:value-type="float">
            <text:p>10</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89" calcext:value-type="float">
            <text:p>89</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3" calcext:value-type="float">
            <text:p>3</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3" calcext:value-type="float">
            <text:p>3</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7" calcext:value-type="float">
            <text:p>7</text:p>
          </table:table-cell>
          <table:table-cell table:style-name="ce35" table:formula="of:=COUNTIF([.E$17:.E$995]; &quot;Completed Day 1&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7" calcext:value-type="float">
            <text:p>7</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7" calcext:value-type="float">
            <text:p>7</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7" calcext:value-type="float">
            <text:p>7</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DOG</text:p>
          </table:table-cell>
          <table:table-cell table:content-validation-name="val15"/>
          <table:table-cell table:style-name="ce83" office:value-type="string" calcext:value-type="string">
            <text:p>Create the Makefile</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ll required header file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the GUI of the MUS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Exit the store when File→Quit is clicked</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Show in the text data area the list of dogs in the shelte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dialog box to pop up when Animal→Create is clicked</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combo box to let user select the breed</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a combo box to let user select the gende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enter then name of the dog</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input the age of the d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6" calcext:value-type="float">
            <text:p>6</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LIENT</text:p>
          </table:table-cell>
          <table:table-cell table:content-validation-name="val15"/>
          <table:table-cell table:style-name="ce90" office:value-type="string" calcext:value-type="string">
            <text:p>Add functions to the shelter to handle clients </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a ca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a std::map to replace the switch case for to_string function</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a clien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ollect data from the client and verify the phone number is valid </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a rabbi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Create a new client from Client→New</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List all types of animals in the shelter using polymorphism</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a std::map to replace the switch case for to_string function</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Determine wheter the new animal added is a cat, dog, or rabbi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6">00/00/0000</text:date>, <text:time style:data-style-name="N2" text:time-value="16:46:32.852153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6T16:48:05.017011251</dc:date>
    <meta:editing-duration>P1DT52M41S</meta:editing-duration>
    <meta:editing-cycles>156</meta:editing-cycles>
    <meta:generator>LibreOffice/6.2.7.1$Linux_X86_64 LibreOffice_project/20$Build-1</meta:generator>
    <meta:document-statistic meta:table-count="6" meta:cell-count="894"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3">
                <text:p>13</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10">
                <text:p>10</text:p>
              </table:table-cell>
            </table:table-row>
            <table:table-row>
              <table:table-cell office:value-type="string">
                <text:p>5</text:p>
              </table:table-cell>
              <table:table-cell office:value-type="float" office:value="4">
                <text:p>4</text:p>
              </table:table-cell>
              <table:table-cell office:value-type="float" office:value="10">
                <text:p>10</text:p>
              </table:table-cell>
            </table:table-row>
            <table:table-row>
              <table:table-cell office:value-type="string">
                <text:p>6</text:p>
              </table:table-cell>
              <table:table-cell office:value-type="float" office:value="5">
                <text:p>5</text:p>
              </table:table-cell>
              <table:table-cell office:value-type="float" office:value="10">
                <text:p>1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